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0.458cm" fo:min-width="0.20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9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8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afd095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8" style:family="paragraph">
      <loext:graphic-properties draw:fill-color="#afd095"/>
      <style:paragraph-properties fo:text-align="center" style:writing-mode="lr-tb"/>
      <style:text-properties fo:font-size="10.5pt" style:font-size-asian="10.5pt" style:font-size-complex="10.5pt"/>
    </style:style>
    <style:style style:name="T1" style:family="text">
      <style:text-properties fo:language="en" fo:country="US"/>
    </style:style>
    <style:style style:name="T2" style:family="text">
      <style:text-properties fo:color="#c9211e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fo:language="en" fo:country="US" style:font-size-asian="10.5pt" style:font-size-complex="10.5pt"/>
    </style:style>
    <style:style style:name="T5" style:family="text">
      <style:text-properties fo:color="#c9211e" fo:font-size="14pt" fo:language="en" fo:country="US" style:font-size-asian="14pt" style:font-size-complex="14pt"/>
    </style:style>
    <style:style style:name="T6" style:family="text">
      <style:text-properties fo:color="#c9211e" fo:font-size="14pt" style:font-size-asian="14pt" style:font-size-complex="14pt"/>
    </style:style>
    <style:style style:name="T7" style:family="text">
      <style:text-properties fo:color="#c9211e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cm" svg:height="1cm" svg:x="14.8cm" svg:y="1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1cm" svg:height="1cm" svg:x="7.8cm" svg:y="1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1cm" svg:height="1cm" svg:x="13.8cm" svg:y="13cm">
          <text:p text:style-name="P1">z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1cm" svg:height="1cm" svg:x="10.8cm" svg:y="9cm">
          <text:p text:style-name="P1">/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cm" svg:height="1cm" svg:x="14.8cm" svg:y="3cm">
          <text:p text:style-name="P1">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1cm" svg:height="1cm" svg:x="18.7cm" svg:y="7cm">
          <text:p text:style-name="P1"><text:span text:style-name="T1">prin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2" draw:id="id32" draw:layer="layout" svg:width="1cm" svg:height="1cm" svg:x="16.8cm" svg:y="15cm">
          <text:p text:style-name="P1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1cm" svg:height="1cm" svg:x="22.8cm" svg:y="15cm">
          <text:p text:style-name="P1"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1cm" svg:height="1cm" svg:x="23.8cm" svg:y="5cm">
          <text:p text:style-name="P1">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cm" svg:height="1cm" svg:x="7.8cm" svg:y="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1cm" svg:height="1cm" svg:x="4.801cm" svg:y="15.00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cm" svg:height="1cm" svg:x="4.8cm" svg:y="5cm">
          <text:p text:style-name="P1">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cm" svg:height="1cm" svg:x="1.8cm" svg:y="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cm" svg:height="1cm" svg:x="4.801cm" svg:y="3.0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5.3cm" svg:y1="2cm" svg:x2="5.301cm" svg:y2="3.001cm" draw:start-shape="id1" draw:start-glue-point="8" draw:end-shape="id2" draw:end-glue-point="4" svg:d="M15300 2000v502l-9999-2v501" svg:viewBox="0 0 10000 1002">
          <text:p/>
        </draw:connector>
        <draw:connector draw:style-name="gr3" draw:text-style-name="P3" draw:layer="layout" draw:type="lines" svg:x1="15.3cm" svg:y1="2cm" svg:x2="15.3cm" svg:y2="3cm" draw:start-shape="id1" draw:start-glue-point="8" draw:end-shape="id3" draw:end-glue-point="4" svg:d="M15300 2000v502-3 501" svg:viewBox="0 0 1 1001">
          <text:p/>
        </draw:connector>
        <draw:custom-shape draw:style-name="gr1" draw:text-style-name="P1" xml:id="id4" draw:id="id4" draw:layer="layout" svg:width="1cm" svg:height="1cm" svg:x="23.801cm" svg:y="3.001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5.3cm" svg:y1="2cm" svg:x2="24.301cm" svg:y2="3.001cm" draw:start-shape="id1" draw:start-glue-point="8" draw:end-shape="id4" draw:end-glue-point="4" svg:d="M15300 2000v502l9001-2v501" svg:viewBox="0 0 9002 1002">
          <text:p/>
        </draw:connector>
        <draw:custom-shape draw:style-name="gr1" draw:text-style-name="P1" xml:id="id5" draw:id="id5" draw:layer="layout" svg:width="1cm" svg:height="1cm" svg:x="1.802cm" svg:y="5.00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cm" svg:height="1cm" svg:x="7.803cm" svg:y="5.003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5.301cm" svg:y1="4.001cm" svg:x2="2.302cm" svg:y2="5.002cm" draw:start-shape="id2" draw:start-glue-point="8" draw:end-shape="id5" draw:end-glue-point="4" svg:d="M5301 4001v502l-2999-2v501" svg:viewBox="0 0 3000 1002">
          <text:p/>
        </draw:connector>
        <draw:connector draw:style-name="gr3" draw:text-style-name="P3" draw:layer="layout" draw:type="lines" svg:x1="5.301cm" svg:y1="4.001cm" svg:x2="5.3cm" svg:y2="5cm" draw:start-shape="id2" draw:start-glue-point="8" draw:end-shape="id6" draw:end-glue-point="4" svg:d="M5301 4001v502l-1-4v501" svg:viewBox="0 0 2 1000">
          <text:p/>
        </draw:connector>
        <draw:connector draw:style-name="gr3" draw:text-style-name="P3" draw:layer="layout" draw:type="lines" svg:x1="5.301cm" svg:y1="4.001cm" svg:x2="8.303cm" svg:y2="5.003cm" draw:start-shape="id2" draw:start-glue-point="8" draw:end-shape="id7" draw:end-glue-point="4" svg:d="M5301 4001v502l3002-1v501" svg:viewBox="0 0 3003 1003">
          <text:p/>
        </draw:connector>
        <draw:connector draw:style-name="gr3" draw:text-style-name="P3" draw:layer="layout" draw:type="lines" svg:x1="2.302cm" svg:y1="6.002cm" svg:x2="2.3cm" svg:y2="7cm" draw:start-shape="id5" draw:start-glue-point="8" draw:end-shape="id8" draw:end-glue-point="4" svg:d="M2302 6002v502l-2-5v501" svg:viewBox="0 0 3 999">
          <text:p/>
        </draw:connector>
        <draw:custom-shape draw:style-name="gr1" draw:text-style-name="P1" xml:id="id9" draw:id="id9" draw:layer="layout" svg:width="1cm" svg:height="1cm" svg:x="4.804cm" svg:y="7.00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cm" svg:height="1cm" svg:x="10.805cm" svg:y="7.005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8.303cm" svg:y1="6.003cm" svg:x2="5.304cm" svg:y2="7.004cm" draw:start-shape="id7" draw:start-glue-point="8" draw:end-shape="id9" draw:end-glue-point="4" svg:d="M8303 6003v502l-2999-2v501" svg:viewBox="0 0 3000 1002">
          <text:p/>
        </draw:connector>
        <draw:connector draw:style-name="gr3" draw:text-style-name="P3" draw:layer="layout" draw:type="lines" svg:x1="8.303cm" svg:y1="6.003cm" svg:x2="8.3cm" svg:y2="7cm" draw:start-shape="id7" draw:start-glue-point="8" draw:end-shape="id10" draw:end-glue-point="4" svg:d="M8303 6003v502l-3-6v501" svg:viewBox="0 0 4 998">
          <text:p/>
        </draw:connector>
        <draw:connector draw:style-name="gr3" draw:text-style-name="P3" draw:layer="layout" draw:type="lines" svg:x1="8.303cm" svg:y1="6.003cm" svg:x2="11.305cm" svg:y2="7.005cm" draw:start-shape="id7" draw:start-glue-point="8" draw:end-shape="id11" draw:end-glue-point="4" svg:d="M8303 6003v502l3002-1v501" svg:viewBox="0 0 3003 1003">
          <text:p/>
        </draw:connector>
        <draw:custom-shape draw:style-name="gr1" draw:text-style-name="P1" xml:id="id12" draw:id="id12" draw:layer="layout" svg:width="1cm" svg:height="1cm" svg:x="4.806cm" svg:y="9.006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5.304cm" svg:y1="8.004cm" svg:x2="5.306cm" svg:y2="9.006cm" draw:start-shape="id9" draw:start-glue-point="8" draw:end-shape="id12" draw:end-glue-point="4" svg:d="M5304 8004v502l2-1v501" svg:viewBox="0 0 3 1003">
          <text:p/>
        </draw:connector>
        <draw:custom-shape draw:style-name="gr1" draw:text-style-name="P1" xml:id="id13" draw:id="id13" draw:layer="layout" svg:width="1cm" svg:height="1cm" svg:x="4.807cm" svg:y="11.007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5.306cm" svg:y1="10.006cm" svg:x2="5.307cm" svg:y2="11.007cm" draw:start-shape="id12" draw:start-glue-point="8" draw:end-shape="id13" draw:end-glue-point="4" svg:d="M5306 10006v502l1-2v501" svg:viewBox="0 0 2 1002">
          <text:p/>
        </draw:connector>
        <draw:custom-shape draw:style-name="gr1" draw:text-style-name="P1" xml:id="id14" draw:id="id14" draw:layer="layout" svg:width="1cm" svg:height="1cm" svg:x="4.803cm" svg:y="13.003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5.307cm" svg:y1="12.007cm" svg:x2="5.303cm" svg:y2="13.003cm" draw:start-shape="id13" draw:start-glue-point="8" draw:end-shape="id14" draw:end-glue-point="4" svg:d="M5307 12007v502l-4-7v501" svg:viewBox="0 0 5 997">
          <text:p/>
        </draw:connector>
        <draw:connector draw:style-name="gr3" draw:text-style-name="P3" draw:layer="layout" draw:type="lines" svg:x1="5.303cm" svg:y1="14.003cm" svg:x2="5.301cm" svg:y2="15.001cm" draw:start-shape="id14" draw:start-glue-point="8" draw:end-shape="id15" draw:end-glue-point="4" svg:d="M5303 14003v502l-2-5v501" svg:viewBox="0 0 3 999">
          <text:p/>
        </draw:connector>
        <draw:custom-shape draw:style-name="gr1" draw:text-style-name="P1" xml:id="id16" draw:id="id16" draw:layer="layout" svg:width="1cm" svg:height="1cm" svg:x="7.8cm" svg:y="1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cm" svg:height="1cm" svg:x="7.804cm" svg:y="13.004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8.3cm" svg:y1="12cm" svg:x2="8.304cm" svg:y2="13.004cm" draw:start-shape="id16" draw:start-glue-point="8" draw:end-shape="id17" draw:end-glue-point="4" svg:d="M8300 12000v502l4 1v501" svg:viewBox="0 0 5 1005">
          <text:p/>
        </draw:connector>
        <draw:connector draw:style-name="gr3" draw:text-style-name="P3" draw:layer="layout" draw:type="lines" svg:x1="11.305cm" svg:y1="8.005cm" svg:x2="8.306cm" svg:y2="9.006cm" draw:start-shape="id11" draw:start-glue-point="8" draw:end-shape="id18" draw:end-glue-point="4" svg:d="M11305 8005v502l-2999-2v501" svg:viewBox="0 0 3000 1002">
          <text:p/>
        </draw:connector>
        <draw:connector draw:style-name="gr3" draw:text-style-name="P3" draw:layer="layout" draw:type="lines" svg:x1="8.304cm" svg:y1="14.004cm" svg:x2="8.3cm" svg:y2="15cm" draw:start-shape="id17" draw:start-glue-point="8" draw:end-shape="id19" draw:end-glue-point="4" svg:d="M8304 14004v502l-4-7v501" svg:viewBox="0 0 5 997">
          <text:p/>
        </draw:connector>
        <draw:custom-shape draw:style-name="gr1" draw:text-style-name="P1" xml:id="id18" draw:id="id18" draw:layer="layout" svg:width="1cm" svg:height="1cm" svg:x="7.806cm" svg:y="9.006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1.305cm" svg:y1="8.005cm" svg:x2="11.3cm" svg:y2="9cm" draw:start-shape="id11" draw:start-glue-point="8" draw:end-shape="id20" draw:end-glue-point="4" svg:d="M11305 8005v502l-5-8v501" svg:viewBox="0 0 6 996">
          <text:p/>
        </draw:connector>
        <draw:custom-shape draw:style-name="gr1" draw:text-style-name="P1" xml:id="id21" draw:id="id21" draw:layer="layout" svg:width="1cm" svg:height="1cm" svg:x="13.801cm" svg:y="9.00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1.305cm" svg:y1="8.005cm" svg:x2="14.301cm" svg:y2="9.001cm" draw:start-shape="id11" draw:start-glue-point="8" draw:end-shape="id21" draw:end-glue-point="4" svg:d="M11305 8005v502l2996-7v501" svg:viewBox="0 0 2997 997">
          <text:p/>
        </draw:connector>
        <draw:connector draw:style-name="gr3" draw:text-style-name="P3" draw:layer="layout" draw:type="lines" svg:x1="8.306cm" svg:y1="10.006cm" svg:x2="8.3cm" svg:y2="11cm" draw:start-shape="id18" draw:start-glue-point="8" draw:end-shape="id16" draw:end-glue-point="4" svg:d="M8306 10006v502l-6-9v501" svg:viewBox="0 0 7 995">
          <text:p/>
        </draw:connector>
        <draw:custom-shape draw:style-name="gr1" draw:text-style-name="P1" xml:id="id22" draw:id="id22" draw:layer="layout" svg:width="1cm" svg:height="1cm" svg:x="13.805cm" svg:y="11.005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4.301cm" svg:y1="10.001cm" svg:x2="14.305cm" svg:y2="11.005cm" draw:start-shape="id21" draw:start-glue-point="8" draw:end-shape="id22" draw:end-glue-point="4" svg:d="M14301 10001v502l4 1v501" svg:viewBox="0 0 5 1005">
          <text:p/>
        </draw:connector>
        <draw:connector draw:style-name="gr3" draw:text-style-name="P3" draw:layer="layout" draw:type="lines" svg:x1="14.305cm" svg:y1="12.005cm" svg:x2="14.3cm" svg:y2="13cm" draw:start-shape="id22" draw:start-glue-point="8" draw:end-shape="id23" draw:end-glue-point="4" svg:d="M14305 12005v502l-5-8v501" svg:viewBox="0 0 6 996">
          <text:p/>
        </draw:connector>
        <draw:custom-shape draw:style-name="gr1" draw:text-style-name="P1" xml:id="id24" draw:id="id24" draw:layer="layout" svg:width="1cm" svg:height="1cm" svg:x="20.802cm" svg:y="5.00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1cm" svg:height="1cm" svg:x="26.802cm" svg:y="5.00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24.301cm" svg:y1="4.001cm" svg:x2="21.302cm" svg:y2="5.002cm" draw:start-shape="id4" draw:start-glue-point="8" draw:end-shape="id24" draw:end-glue-point="4" svg:d="M24301 4001v502l-2999-2v501" svg:viewBox="0 0 3000 1002">
          <text:p/>
        </draw:connector>
        <draw:connector draw:style-name="gr3" draw:text-style-name="P3" draw:layer="layout" draw:type="lines" svg:x1="24.301cm" svg:y1="4.001cm" svg:x2="24.3cm" svg:y2="5cm" draw:start-shape="id4" draw:start-glue-point="8" draw:end-shape="id25" draw:end-glue-point="4" svg:d="M24301 4001v502l-1-4v501" svg:viewBox="0 0 2 1000">
          <text:p/>
        </draw:connector>
        <draw:connector draw:style-name="gr3" draw:text-style-name="P3" draw:layer="layout" draw:type="lines" svg:x1="24.301cm" svg:y1="4.001cm" svg:x2="27.302cm" svg:y2="5.002cm" draw:start-shape="id4" draw:start-glue-point="8" draw:end-shape="id26" draw:end-glue-point="4" svg:d="M24301 4001v502l3001-2v501" svg:viewBox="0 0 3002 1002">
          <text:p/>
        </draw:connector>
        <draw:custom-shape draw:style-name="gr1" draw:text-style-name="P1" xml:id="id28" draw:id="id28" draw:layer="layout" svg:width="1cm" svg:height="1cm" svg:x="22.805cm" svg:y="7.00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21.302cm" svg:y1="6.002cm" svg:x2="19.2cm" svg:y2="7cm" draw:start-shape="id24" draw:start-glue-point="8" draw:end-shape="id27" draw:end-glue-point="4" svg:d="M21302 6002v502l-2102-5v501" svg:viewBox="0 0 2103 999">
          <text:p/>
        </draw:connector>
        <draw:connector draw:style-name="gr3" draw:text-style-name="P3" draw:layer="layout" draw:type="lines" svg:x1="21.302cm" svg:y1="6.002cm" svg:x2="23.305cm" svg:y2="7.005cm" draw:start-shape="id24" draw:start-glue-point="8" draw:end-shape="id28" draw:end-glue-point="4" svg:d="M21302 6002v502h2003v501" svg:viewBox="0 0 2004 1004">
          <text:p/>
        </draw:connector>
        <draw:custom-shape draw:style-name="gr1" draw:text-style-name="P1" xml:id="id29" draw:id="id29" draw:layer="layout" svg:width="1cm" svg:height="1cm" svg:x="22.806cm" svg:y="9.006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23.305cm" svg:y1="8.005cm" svg:x2="23.306cm" svg:y2="9.006cm" draw:start-shape="id28" draw:start-glue-point="8" draw:end-shape="id29" draw:end-glue-point="4" svg:d="M23305 8005v502l1-2v501" svg:viewBox="0 0 2 1002">
          <text:p/>
        </draw:connector>
        <draw:connector draw:style-name="gr3" draw:text-style-name="P3" draw:layer="layout" draw:type="lines" svg:x1="23.306cm" svg:y1="10.006cm" svg:x2="23.301cm" svg:y2="11.001cm" draw:start-shape="id29" draw:start-glue-point="8" draw:end-shape="id30" draw:end-glue-point="4" svg:d="M23306 10006v502l-5-8v501" svg:viewBox="0 0 6 996">
          <text:p/>
        </draw:connector>
        <draw:custom-shape draw:style-name="gr1" draw:text-style-name="P1" xml:id="id33" draw:id="id33" draw:layer="layout" svg:width="1cm" svg:height="1cm" svg:x="19.806cm" svg:y="15.00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20.303cm" svg:y1="14.003cm" svg:x2="17.3cm" svg:y2="15cm" draw:start-shape="id31" draw:start-glue-point="8" draw:end-shape="id32" draw:end-glue-point="4" svg:d="M20303 14003v502l-3003-6v501" svg:viewBox="0 0 3004 998">
          <text:p/>
        </draw:connector>
        <draw:connector draw:style-name="gr3" draw:text-style-name="P3" draw:layer="layout" draw:type="lines" svg:x1="20.303cm" svg:y1="14.003cm" svg:x2="20.306cm" svg:y2="15.006cm" draw:start-shape="id31" draw:start-glue-point="8" draw:end-shape="id33" draw:end-glue-point="4" svg:d="M20303 14003v502h3v501" svg:viewBox="0 0 4 1004">
          <text:p/>
        </draw:connector>
        <draw:connector draw:style-name="gr3" draw:text-style-name="P3" draw:layer="layout" draw:type="lines" svg:x1="20.303cm" svg:y1="14.003cm" svg:x2="23.3cm" svg:y2="15cm" draw:start-shape="id31" draw:start-glue-point="8" draw:end-shape="id34" draw:end-glue-point="4" svg:d="M20303 14003v502l2997-6v501" svg:viewBox="0 0 2998 998">
          <text:p/>
        </draw:connector>
        <draw:custom-shape draw:style-name="gr2" draw:text-style-name="P2" xml:id="id35" draw:id="id35" draw:layer="layout" svg:width="1cm" svg:height="1cm" svg:x="19.801cm" svg:y="17.00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1cm" svg:height="1cm" svg:x="16.805cm" svg:y="17.00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1cm" svg:height="1cm" svg:x="22.806cm" svg:y="17.006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20.306cm" svg:y1="16.006cm" svg:x2="20.301cm" svg:y2="17.001cm" draw:start-shape="id33" draw:start-glue-point="8" draw:end-shape="id35" draw:end-glue-point="4" svg:d="M20306 16006v502l-5-8v501" svg:viewBox="0 0 6 996">
          <text:p/>
        </draw:connector>
        <draw:connector draw:style-name="gr3" draw:text-style-name="P3" draw:layer="layout" draw:type="lines" svg:x1="20.306cm" svg:y1="16.006cm" svg:x2="17.305cm" svg:y2="17.005cm" draw:start-shape="id33" draw:start-glue-point="8" draw:end-shape="id36" draw:end-glue-point="4" svg:d="M20306 16006v502l-3001-4v501" svg:viewBox="0 0 3002 1000">
          <text:p/>
        </draw:connector>
        <draw:connector draw:style-name="gr3" draw:text-style-name="P3" draw:layer="layout" draw:type="lines" svg:x1="20.306cm" svg:y1="16.006cm" svg:x2="23.306cm" svg:y2="17.006cm" draw:start-shape="id33" draw:start-glue-point="8" draw:end-shape="id37" draw:end-glue-point="4" svg:d="M20306 16006v502l3000-3v501" svg:viewBox="0 0 3001 1001">
          <text:p/>
        </draw:connector>
        <draw:connector draw:style-name="gr3" draw:text-style-name="P3" draw:layer="layout" draw:type="lines" svg:x1="23.306cm" svg:y1="18.006cm" svg:x2="23.301cm" svg:y2="19.001cm" draw:start-shape="id37" draw:start-glue-point="8" draw:end-shape="id38" draw:end-glue-point="4" svg:d="M23306 18006v502l-5-8v501" svg:viewBox="0 0 6 996">
          <text:p/>
        </draw:connector>
        <draw:custom-shape draw:style-name="gr2" draw:text-style-name="P2" xml:id="id30" draw:id="id30" draw:layer="layout" svg:width="1cm" svg:height="1cm" svg:x="22.801cm" svg:y="11.001cm">
          <text:p text:style-name="P1">*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1cm" svg:height="1cm" svg:x="19.807cm" svg:y="11.007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1cm" svg:height="1cm" svg:x="25.802cm" svg:y="11.002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23.306cm" svg:y1="10.006cm" svg:x2="20.307cm" svg:y2="11.007cm" draw:start-shape="id29" draw:start-glue-point="8" draw:end-shape="id39" draw:end-glue-point="4" svg:d="M23306 10006v502l-2999-2v501" svg:viewBox="0 0 3000 1002">
          <text:p/>
        </draw:connector>
        <draw:connector draw:style-name="gr3" draw:text-style-name="P3" draw:layer="layout" draw:type="lines" svg:x1="23.306cm" svg:y1="10.006cm" svg:x2="26.302cm" svg:y2="11.002cm" draw:start-shape="id29" draw:start-glue-point="8" draw:end-shape="id40" draw:end-glue-point="4" svg:d="M23306 10006v502l2996-7v501" svg:viewBox="0 0 2997 997">
          <text:p/>
        </draw:connector>
        <draw:custom-shape draw:style-name="gr1" draw:text-style-name="P1" xml:id="id31" draw:id="id31" draw:layer="layout" svg:width="1cm" svg:height="1cm" svg:x="19.803cm" svg:y="13.003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20.307cm" svg:y1="12.007cm" svg:x2="20.303cm" svg:y2="13.003cm" draw:start-shape="id39" draw:start-glue-point="8" draw:end-shape="id31" draw:end-glue-point="4" svg:d="M20307 12007v502l-4-7v501" svg:viewBox="0 0 5 997">
          <text:p/>
        </draw:connector>
        <draw:custom-shape draw:style-name="gr2" draw:text-style-name="P2" xml:id="id44" draw:id="id44" draw:layer="layout" svg:width="1cm" svg:height="1cm" svg:x="16.802cm" svg:y="25.00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1cm" svg:height="1cm" svg:x="16.807cm" svg:y="19.007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1cm" svg:height="1cm" svg:x="16.808cm" svg:y="21.00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7.307cm" svg:y1="20.007cm" svg:x2="17.308cm" svg:y2="21.008cm" draw:start-shape="id41" draw:start-glue-point="8" draw:end-shape="id42" draw:end-glue-point="4" svg:d="M17307 20007v502l1-2v501" svg:viewBox="0 0 2 1002">
          <text:p/>
        </draw:connector>
        <draw:custom-shape draw:style-name="gr1" draw:text-style-name="P1" xml:id="id43" draw:id="id43" draw:layer="layout" svg:width="1cm" svg:height="1cm" svg:x="16.804cm" svg:y="23.004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7.308cm" svg:y1="22.008cm" svg:x2="17.304cm" svg:y2="23.004cm" draw:start-shape="id42" draw:start-glue-point="8" draw:end-shape="id43" draw:end-glue-point="4" svg:d="M17308 22008v502l-4-7v501" svg:viewBox="0 0 5 997">
          <text:p/>
        </draw:connector>
        <draw:connector draw:style-name="gr3" draw:text-style-name="P3" draw:layer="layout" draw:type="lines" svg:x1="17.304cm" svg:y1="24.004cm" svg:x2="17.302cm" svg:y2="25.002cm" draw:start-shape="id43" draw:start-glue-point="8" draw:end-shape="id44" draw:end-glue-point="4" svg:d="M17304 24004v502l-2-5v501" svg:viewBox="0 0 3 999">
          <text:p/>
        </draw:connector>
        <draw:connector draw:style-name="gr3" draw:text-style-name="P3" draw:layer="layout" draw:type="lines" svg:x1="17.305cm" svg:y1="18.005cm" svg:x2="17.307cm" svg:y2="19.007cm" draw:start-shape="id36" draw:start-glue-point="8" draw:end-shape="id41" draw:end-glue-point="4" svg:d="M17305 18005v502l2-1v501" svg:viewBox="0 0 3 1003">
          <text:p/>
        </draw:connector>
        <draw:custom-shape draw:style-name="gr2" draw:text-style-name="P2" xml:id="id46" draw:id="id46" draw:layer="layout" svg:width="1cm" svg:height="1cm" svg:x="22.801cm" svg:y="23.001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1cm" svg:height="1cm" svg:x="22.801cm" svg:y="19.00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1cm" svg:height="1cm" svg:x="22.805cm" svg:y="21.005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23.301cm" svg:y1="20.001cm" svg:x2="23.305cm" svg:y2="21.005cm" draw:start-shape="id38" draw:start-glue-point="8" draw:end-shape="id45" draw:end-glue-point="4" svg:d="M23301 20001v502l4 1v501" svg:viewBox="0 0 5 1005">
          <text:p/>
        </draw:connector>
        <draw:connector draw:style-name="gr3" draw:text-style-name="P3" draw:layer="layout" draw:type="lines" svg:x1="23.305cm" svg:y1="22.005cm" svg:x2="23.301cm" svg:y2="23.001cm" draw:start-shape="id45" draw:start-glue-point="8" draw:end-shape="id46" draw:end-glue-point="4" svg:d="M23305 22005v502l-4-7v501" svg:viewBox="0 0 5 997">
          <text:p/>
        </draw:connector>
        <draw:custom-shape draw:style-name="gr2" draw:text-style-name="P2" xml:id="id48" draw:id="id48" draw:layer="layout" svg:width="1cm" svg:height="1cm" svg:x="25.801cm" svg:y="15.001cm">
          <text:p text:style-name="P1">z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1cm" svg:height="1cm" svg:x="25.806cm" svg:y="13.006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26.306cm" svg:y1="14.006cm" svg:x2="26.301cm" svg:y2="15.001cm" draw:start-shape="id47" draw:start-glue-point="8" draw:end-shape="id48" draw:end-glue-point="4" svg:d="M26306 14006v502l-5-8v501" svg:viewBox="0 0 6 996">
          <text:p/>
        </draw:connector>
        <draw:connector draw:style-name="gr3" draw:text-style-name="P3" draw:layer="layout" draw:type="lines" svg:x1="26.302cm" svg:y1="12.002cm" svg:x2="26.306cm" svg:y2="13.006cm" draw:start-shape="id40" draw:start-glue-point="8" draw:end-shape="id47" draw:end-glue-point="4" svg:d="M26302 12002v502l4 1v501" svg:viewBox="0 0 5 1005">
          <text:p/>
        </draw:connector>
        <draw:custom-shape draw:style-name="gr2" draw:text-style-name="P2" xml:id="id49" draw:id="id49" draw:layer="layout" svg:width="1cm" svg:height="1cm" svg:x="26.802cm" svg:y="7.002cm">
          <text:p text:style-name="P1">λ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27.302cm" svg:y1="6.002cm" svg:x2="27.302cm" svg:y2="7.002cm" draw:start-shape="id26" draw:start-glue-point="8" draw:end-shape="id49" draw:end-glue-point="4" svg:d="M27302 6002v502-3 501" svg:viewBox="0 0 1 1001">
          <text:p/>
        </draw:connector>
        <draw:frame draw:style-name="gr4" draw:text-style-name="P4" draw:layer="layout" svg:width="5.29cm" svg:height="12.9cm" svg:x="29.608cm" svg:y="1.3cm">
          <draw:text-box>
            <text:p>Saída produzida:<text:line-break/>x → 0</text:p>
            <text:p>y → 1</text:p>
            <text:p>z → 2</text:p>
            <text:p>1, 2, 3</text:p>
            <text:p>0, 3, 4</text:p>
            <text:p>x →5</text:p>
            <text:p>y →6</text:p>
            <text:p>5, 6, 7</text:p>
            <text:p>z → 8</text:p>
            <text:p>7, 8, 9</text:p>
          </draw:text-box>
        </draw:frame>
        <draw:frame draw:style-name="gr5" draw:text-style-name="P4" draw:layer="layout" svg:width="2.018cm" svg:height="8.783cm" svg:x="35.608cm" svg:y="1.3cm">
          <draw:text-box>
            <text:p><text:span text:style-name="T1">Cont</text:span>:<text:line-break/>0</text:p>
            <text:p>1</text:p>
            <text:p>2</text:p>
            <text:p>3</text:p>
            <text:p>4</text:p>
            <text:p>5</text:p>
            <text:p>6</text:p>
            <text:p>7</text:p>
            <text:p>8</text:p>
            <text:p>9</text:p>
            <text:p>10</text:p>
          </draw:text-box>
        </draw:frame>
        <draw:frame draw:style-name="gr6" draw:text-style-name="P4" draw:layer="layout" svg:width="1.937cm" svg:height="1.673cm" svg:x="5.549cm" svg:y="10.6cm">
          <draw:text-box>
            <text:p text:style-name="P5"><text:s/>{7}</text:p>
            <text:p><text:span text:style-name="T2">.I = 0</text:span></text:p>
          </draw:text-box>
        </draw:frame>
        <draw:frame draw:style-name="gr6" draw:text-style-name="P4" draw:layer="layout" svg:width="1.937cm" svg:height="1.673cm" svg:x="5.55cm" svg:y="8.601cm">
          <draw:text-box>
            <text:p text:style-name="P5"><text:s/>{4}</text:p>
            <text:p><text:span text:style-name="T2">.I = 0</text:span></text:p>
          </draw:text-box>
        </draw:frame>
        <draw:frame draw:style-name="gr6" draw:text-style-name="P4" draw:layer="layout" svg:width="1.937cm" svg:height="1.673cm" svg:x="5.55cm" svg:y="6.601cm">
          <draw:text-box>
            <text:p text:style-name="P5"><text:s/>{1}</text:p>
            <text:p><text:span text:style-name="T2">.I = 0</text:span></text:p>
          </draw:text-box>
        </draw:frame>
        <draw:frame draw:style-name="gr6" draw:text-style-name="P4" draw:layer="layout" svg:width="1.937cm" svg:height="1.673cm" svg:x="8.55cm" svg:y="10.601cm">
          <draw:text-box>
            <text:p text:style-name="P5"><text:s/>{7}</text:p>
            <text:p><text:span text:style-name="T2">.I = 1</text:span></text:p>
          </draw:text-box>
        </draw:frame>
        <draw:frame draw:style-name="gr6" draw:text-style-name="P4" draw:layer="layout" svg:width="1.937cm" svg:height="1.673cm" svg:x="8.55cm" svg:y="8.601cm">
          <draw:text-box>
            <text:p text:style-name="P5"><text:s/>{4}</text:p>
            <text:p><text:span text:style-name="T2">.I = 1</text:span></text:p>
          </draw:text-box>
        </draw:frame>
        <draw:frame draw:style-name="gr6" draw:text-style-name="P4" draw:layer="layout" svg:width="1.937cm" svg:height="1.673cm" svg:x="14.55cm" svg:y="8.601cm">
          <draw:text-box>
            <text:p text:style-name="P5"><text:s/>{7}</text:p>
            <text:p><text:span text:style-name="T2">.I = 2</text:span></text:p>
          </draw:text-box>
        </draw:frame>
        <draw:frame draw:style-name="gr6" draw:text-style-name="P4" draw:layer="layout" svg:width="1.937cm" svg:height="1.673cm" svg:x="11.55cm" svg:y="6.601cm">
          <draw:text-box>
            <text:p text:style-name="P5"><text:s/>{6}</text:p>
            <text:p><text:span text:style-name="T2">.I = 3</text:span></text:p>
          </draw:text-box>
        </draw:frame>
        <draw:frame draw:style-name="gr6" draw:text-style-name="P4" draw:layer="layout" svg:width="1.937cm" svg:height="1.673cm" svg:x="8.55cm" svg:y="4.601cm">
          <draw:text-box>
            <text:p text:style-name="P5"><text:s/>{2}</text:p>
            <text:p><text:span text:style-name="T2">.I = 4</text:span></text:p>
          </draw:text-box>
        </draw:frame>
        <draw:frame draw:style-name="gr6" draw:text-style-name="P4" draw:layer="layout" svg:width="1.937cm" svg:height="1.673cm" svg:x="17.55cm" svg:y="20.601cm">
          <draw:text-box>
            <text:p text:style-name="P5"><text:s/>{7}</text:p>
            <text:p><text:span text:style-name="T2">.I = 5</text:span></text:p>
          </draw:text-box>
        </draw:frame>
        <draw:frame draw:style-name="gr6" draw:text-style-name="P4" draw:layer="layout" svg:width="1.937cm" svg:height="1.673cm" svg:x="17.551cm" svg:y="18.602cm">
          <draw:text-box>
            <text:p text:style-name="P5"><text:s/>{4}</text:p>
            <text:p><text:span text:style-name="T2">.I = 5</text:span></text:p>
          </draw:text-box>
        </draw:frame>
        <draw:frame draw:style-name="gr6" draw:text-style-name="P4" draw:layer="layout" svg:width="1.937cm" svg:height="1.673cm" svg:x="17.552cm" svg:y="16.603cm">
          <draw:text-box>
            <text:p text:style-name="P5"><text:s/>{1}</text:p>
            <text:p><text:span text:style-name="T2">.I = 5</text:span></text:p>
          </draw:text-box>
        </draw:frame>
        <draw:frame draw:style-name="gr6" draw:text-style-name="P4" draw:layer="layout" svg:width="1.937cm" svg:height="1.673cm" svg:x="23.551cm" svg:y="18.602cm">
          <draw:text-box>
            <text:p text:style-name="P5"><text:s/>{7}</text:p>
            <text:p><text:span text:style-name="T2">.I = 6</text:span></text:p>
          </draw:text-box>
        </draw:frame>
        <draw:frame draw:style-name="gr6" draw:text-style-name="P4" draw:layer="layout" svg:width="1.937cm" svg:height="1.673cm" svg:x="23.552cm" svg:y="16.603cm">
          <draw:text-box>
            <text:p text:style-name="P5"><text:s/>{4}</text:p>
            <text:p><text:span text:style-name="T2">.I = 6</text:span></text:p>
          </draw:text-box>
        </draw:frame>
        <draw:frame draw:style-name="gr6" draw:text-style-name="P4" draw:layer="layout" svg:width="1.937cm" svg:height="1.673cm" svg:x="20.553cm" svg:y="14.604cm">
          <draw:text-box>
            <text:p text:style-name="P5"><text:s/>{2}</text:p>
            <text:p><text:span text:style-name="T2">.I = 7</text:span></text:p>
          </draw:text-box>
        </draw:frame>
        <draw:frame draw:style-name="gr6" draw:text-style-name="P4" draw:layer="layout" svg:width="1.937cm" svg:height="1.673cm" svg:x="20.554cm" svg:y="12.605cm">
          <draw:text-box>
            <text:p text:style-name="P5"><text:s/>{8}</text:p>
            <text:p><text:span text:style-name="T2">.I = 7</text:span></text:p>
          </draw:text-box>
        </draw:frame>
        <draw:frame draw:style-name="gr6" draw:text-style-name="P4" draw:layer="layout" svg:width="1.937cm" svg:height="1.673cm" svg:x="20.555cm" svg:y="10.606cm">
          <draw:text-box>
            <text:p text:style-name="P5"><text:s/>{4}</text:p>
            <text:p><text:span text:style-name="T2">.I = 7</text:span></text:p>
          </draw:text-box>
        </draw:frame>
        <draw:frame draw:style-name="gr6" draw:text-style-name="P4" draw:layer="layout" svg:width="1.937cm" svg:height="1.673cm" svg:x="26.552cm" svg:y="10.603cm">
          <draw:text-box>
            <text:p text:style-name="P5"><text:s/>{7}</text:p>
            <text:p><text:span text:style-name="T2">.I = 8</text:span></text:p>
          </draw:text-box>
        </draw:frame>
        <draw:frame draw:style-name="gr6" draw:text-style-name="P4" draw:layer="layout" svg:width="1.937cm" svg:height="1.673cm" svg:x="23.553cm" svg:y="8.604cm">
          <draw:text-box>
            <text:p text:style-name="P5"><text:s/>{5}</text:p>
            <text:p><text:span text:style-name="T2">.I = 9</text:span></text:p>
          </draw:text-box>
        </draw:frame>
        <draw:frame draw:style-name="gr6" draw:text-style-name="P4" draw:layer="layout" svg:width="1.937cm" svg:height="1.673cm" svg:x="23.554cm" svg:y="6.605cm">
          <draw:text-box>
            <text:p text:style-name="P5"><text:s/>{1}</text:p>
            <text:p><text:span text:style-name="T2">.I = 9</text:span></text:p>
          </draw:text-box>
        </draw:frame>
      </draw:page>
      <draw:page draw:name="page2" draw:style-name="dp1" draw:master-page-name="Padrão">
        <draw:frame draw:style-name="gr7" draw:text-style-name="P4" draw:layer="layout" svg:width="5.29cm" svg:height="8.86cm" svg:x="1.608cm" svg:y="19.24cm">
          <draw:text-box>
            <text:p>Saída produzida:<text:line-break/>a, 4</text:p>
            <text:p>B, 20</text:p>
            <text:p>4</text:p>
            <text:p>x, 32</text:p>
            <text:p>32<text:tab/></text:p>
            <text:p/>
          </draw:text-box>
        </draw:frame>
        <draw:frame draw:style-name="gr8" draw:text-style-name="P4" draw:layer="layout" svg:width="2.018cm" svg:height="5.9cm" svg:x="8.608cm" svg:y="19.3cm">
          <draw:text-box>
            <text:p><text:span text:style-name="T1">C</text:span><text:span text:style-name="T1">u</text:span><text:span text:style-name="T1">r</text:span>:<text:line-break/>4</text:p>
            <text:p>8</text:p>
          </draw:text-box>
        </draw:frame>
        <draw:custom-shape draw:style-name="gr2" draw:text-style-name="P2" xml:id="id62" draw:id="id62" draw:layer="layout" svg:width="1cm" svg:height="1cm" svg:x="3.808cm" svg:y="7cm">
          <text:p text:style-name="P1"><text:span text:style-name="T1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layout" svg:width="1cm" svg:height="1cm" svg:x="6.808cm" svg:y="1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7" draw:id="id67" draw:layer="layout" svg:width="1cm" svg:height="1cm" svg:x="9.808cm" svg:y="9cm">
          <text:p text:style-name="P1"><text:span text:style-name="T1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1" draw:id="id71" draw:layer="layout" svg:width="1cm" svg:height="1cm" svg:x="8.808cm" svg:y="1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2" draw:id="id72" draw:layer="layout" svg:width="1cm" svg:height="1cm" svg:x="11.808cm" svg:y="15cm">
          <text:p text:style-name="P1"><text:span text:style-name="T1">[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5" draw:id="id75" draw:layer="layout" svg:width="1cm" svg:height="1cm" svg:x="14.808cm" svg:y="1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4" draw:id="id74" draw:layer="layout" svg:width="1cm" svg:height="1cm" svg:x="17.808cm" svg:y="15cm">
          <text:p text:style-name="P1"><text:span text:style-name="T1">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5" draw:id="id55" draw:layer="layout" svg:width="1cm" svg:height="1cm" svg:x="15.808cm" svg:y="5cm">
          <text:p text:style-name="P1"><text:span text:style-name="T1">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1cm" svg:height="1cm" svg:x="20.708cm" svg:y="1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1cm" svg:height="1cm" svg:x="30.409cm" svg:y="3.001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1cm" svg:height="1cm" svg:x="9.809cm" svg:y="3.00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21.208cm" svg:y1="2cm" svg:x2="10.309cm" svg:y2="3.001cm" draw:start-shape="id50" draw:start-glue-point="8" draw:end-shape="id51" draw:end-glue-point="4" svg:d="M21208 2000v502l-10899-2v501" svg:viewBox="0 0 10900 1002">
          <text:p/>
        </draw:connector>
        <draw:connector draw:style-name="gr3" draw:text-style-name="P3" draw:layer="layout" draw:type="lines" svg:x1="21.208cm" svg:y1="2cm" svg:x2="30.909cm" svg:y2="3.001cm" draw:start-shape="id50" draw:start-glue-point="8" draw:end-shape="id52" draw:end-glue-point="4" svg:d="M21208 2000v502l9701-2v501" svg:viewBox="0 0 9702 1002">
          <text:p/>
        </draw:connector>
        <draw:custom-shape draw:style-name="gr1" draw:text-style-name="P1" xml:id="id53" draw:id="id53" draw:layer="layout" svg:width="1cm" svg:height="1cm" svg:x="3.81cm" svg:y="5.002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1cm" svg:height="1cm" svg:x="9.811cm" svg:y="5.003cm">
          <text:p text:style-name="P1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0.309cm" svg:y1="4.001cm" svg:x2="4.31cm" svg:y2="5.002cm" draw:start-shape="id51" draw:start-glue-point="8" draw:end-shape="id53" draw:end-glue-point="4" svg:d="M10309 4001v502l-5999-2v501" svg:viewBox="0 0 6000 1002">
          <text:p/>
        </draw:connector>
        <draw:connector draw:style-name="gr3" draw:text-style-name="P3" draw:layer="layout" draw:type="lines" svg:x1="10.309cm" svg:y1="4.001cm" svg:x2="10.311cm" svg:y2="5.003cm" draw:start-shape="id51" draw:start-glue-point="8" draw:end-shape="id54" draw:end-glue-point="4" svg:d="M10309 4001v502l2-1v501" svg:viewBox="0 0 3 1003">
          <text:p/>
        </draw:connector>
        <draw:connector draw:style-name="gr3" draw:text-style-name="P3" draw:layer="layout" draw:type="lines" svg:x1="10.309cm" svg:y1="4.001cm" svg:x2="16.308cm" svg:y2="5cm" draw:start-shape="id51" draw:start-glue-point="8" draw:end-shape="id55" draw:end-glue-point="4" svg:d="M10309 4001v502l5999-4v501" svg:viewBox="0 0 6000 1000">
          <text:p/>
        </draw:connector>
        <draw:custom-shape draw:style-name="gr2" draw:text-style-name="P2" xml:id="id59" draw:id="id59" draw:layer="layout" svg:width="1cm" svg:height="1cm" svg:x="31.909cm" svg:y="7.001cm">
          <text:p text:style-name="P1"><text:span text:style-name="T1">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1cm" svg:height="1cm" svg:x="25.91cm" svg:y="5.00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1cm" svg:height="1cm" svg:x="19.911cm" svg:y="7.003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1cm" svg:height="1cm" svg:x="25.912cm" svg:y="7.004cm">
          <text:p text:style-name="P1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26.41cm" svg:y1="6.002cm" svg:x2="20.411cm" svg:y2="7.003cm" draw:start-shape="id56" draw:start-glue-point="8" draw:end-shape="id57" draw:end-glue-point="4" svg:d="M26410 6002v502l-5999-2v501" svg:viewBox="0 0 6000 1002">
          <text:p/>
        </draw:connector>
        <draw:connector draw:style-name="gr3" draw:text-style-name="P3" draw:layer="layout" draw:type="lines" svg:x1="26.41cm" svg:y1="6.002cm" svg:x2="26.412cm" svg:y2="7.004cm" draw:start-shape="id56" draw:start-glue-point="8" draw:end-shape="id58" draw:end-glue-point="4" svg:d="M26410 6002v502l2-1v501" svg:viewBox="0 0 3 1003">
          <text:p/>
        </draw:connector>
        <draw:connector draw:style-name="gr3" draw:text-style-name="P3" draw:layer="layout" draw:type="lines" svg:x1="26.41cm" svg:y1="6.002cm" svg:x2="32.409cm" svg:y2="7.001cm" draw:start-shape="id56" draw:start-glue-point="8" draw:end-shape="id59" draw:end-glue-point="4" svg:d="M26410 6002v502l5999-4v501" svg:viewBox="0 0 6000 1000">
          <text:p/>
        </draw:connector>
        <draw:connector draw:style-name="gr3" draw:text-style-name="P3" draw:layer="layout" draw:type="lines" svg:x1="30.909cm" svg:y1="4.001cm" svg:x2="26.41cm" svg:y2="5.002cm" draw:start-shape="id52" draw:start-glue-point="8" draw:end-shape="id56" draw:end-glue-point="4" svg:d="M30909 4001v502l-4499-2v501" svg:viewBox="0 0 4500 1002">
          <text:p/>
        </draw:connector>
        <draw:custom-shape draw:style-name="gr1" draw:text-style-name="P1" xml:id="id60" draw:id="id60" draw:layer="layout" svg:width="1cm" svg:height="1cm" svg:x="34.909cm" svg:y="5.001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30.909cm" svg:y1="4.001cm" svg:x2="35.409cm" svg:y2="5.001cm" draw:start-shape="id52" draw:start-glue-point="8" draw:end-shape="id60" draw:end-glue-point="4" svg:d="M30909 4001v502l4500-3v501" svg:viewBox="0 0 4501 1001">
          <text:p/>
        </draw:connector>
        <draw:custom-shape draw:style-name="gr2" draw:text-style-name="P2" xml:id="id61" draw:id="id61" draw:layer="layout" svg:width="1cm" svg:height="1cm" svg:x="34.908cm" svg:y="7cm">
          <text:p text:style-name="P1">λ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35.409cm" svg:y1="6.001cm" svg:x2="35.408cm" svg:y2="7cm" draw:start-shape="id60" draw:start-glue-point="8" draw:end-shape="id61" draw:end-glue-point="4" svg:d="M35409 6001v502l-1-4v501" svg:viewBox="0 0 2 1000">
          <text:p/>
        </draw:connector>
        <draw:connector draw:style-name="gr3" draw:text-style-name="P3" draw:layer="layout" draw:type="lines" svg:x1="4.31cm" svg:y1="6.002cm" svg:x2="4.308cm" svg:y2="7cm" draw:start-shape="id53" draw:start-glue-point="8" draw:end-shape="id62" draw:end-glue-point="4" svg:d="M4310 6002v502l-2-5v501" svg:viewBox="0 0 3 999">
          <text:p/>
        </draw:connector>
        <draw:custom-shape draw:style-name="gr1" draw:text-style-name="P1" xml:id="id63" draw:id="id63" draw:layer="layout" svg:width="1cm" svg:height="1cm" svg:x="6.812cm" svg:y="7.004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1cm" svg:height="1cm" svg:x="12.812cm" svg:y="7.004cm">
          <text:p text:style-name="P1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0.311cm" svg:y1="6.003cm" svg:x2="7.312cm" svg:y2="7.004cm" draw:start-shape="id54" draw:start-glue-point="8" draw:end-shape="id63" draw:end-glue-point="4" svg:d="M10311 6003v502l-2999-2v501" svg:viewBox="0 0 3000 1002">
          <text:p/>
        </draw:connector>
        <draw:custom-shape draw:style-name="gr1" draw:text-style-name="P1" xml:id="id64" draw:id="id64" draw:layer="layout" svg:width="1cm" svg:height="1cm" svg:x="6.813cm" svg:y="9.005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7.312cm" svg:y1="8.004cm" svg:x2="7.313cm" svg:y2="9.005cm" draw:start-shape="id63" draw:start-glue-point="8" draw:end-shape="id64" draw:end-glue-point="4" svg:d="M7312 8004v502l1-2v501" svg:viewBox="0 0 2 1002">
          <text:p/>
        </draw:connector>
        <draw:connector draw:style-name="gr3" draw:text-style-name="P3" draw:layer="layout" draw:type="lines" svg:x1="7.313cm" svg:y1="10.005cm" svg:x2="7.308cm" svg:y2="11cm" draw:start-shape="id64" draw:start-glue-point="8" draw:end-shape="id65" draw:end-glue-point="4" svg:d="M7313 10005v502l-5-8v501" svg:viewBox="0 0 6 996">
          <text:p/>
        </draw:connector>
        <draw:connector draw:style-name="gr3" draw:text-style-name="P3" draw:layer="layout" draw:type="lines" svg:x1="13.312cm" svg:y1="8.004cm" svg:x2="10.308cm" svg:y2="9cm" draw:start-shape="id66" draw:start-glue-point="8" draw:end-shape="id67" draw:end-glue-point="4" svg:d="M13312 8004v502l-3004-7v501" svg:viewBox="0 0 3005 997">
          <text:p/>
        </draw:connector>
        <draw:custom-shape draw:style-name="gr1" draw:text-style-name="P1" xml:id="id68" draw:id="id68" draw:layer="layout" svg:width="1cm" svg:height="1cm" svg:x="12.813cm" svg:y="13.005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3.312cm" svg:y1="8.004cm" svg:x2="13.313cm" svg:y2="13.005cm" draw:start-shape="id66" draw:start-glue-point="8" draw:end-shape="id68" draw:end-glue-point="4" svg:d="M13312 8004v502l1 3998v501" svg:viewBox="0 0 2 5002">
          <text:p/>
        </draw:connector>
        <draw:custom-shape draw:style-name="gr1" draw:text-style-name="P1" xml:id="id69" draw:id="id69" draw:layer="layout" svg:width="1cm" svg:height="1cm" svg:x="15.813cm" svg:y="9.005cm">
          <text:p text:style-name="P1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3.312cm" svg:y1="8.004cm" svg:x2="16.313cm" svg:y2="9.005cm" draw:start-shape="id66" draw:start-glue-point="8" draw:end-shape="id69" draw:end-glue-point="4" svg:d="M13312 8004v502l3001-2v501" svg:viewBox="0 0 3002 1002">
          <text:p/>
        </draw:connector>
        <draw:connector draw:style-name="gr3" draw:text-style-name="P3" draw:layer="layout" draw:type="lines" svg:x1="10.311cm" svg:y1="6.003cm" svg:x2="13.312cm" svg:y2="7.004cm" draw:start-shape="id54" draw:start-glue-point="8" draw:end-shape="id66" draw:end-glue-point="4" svg:d="M10311 6003v502l3001-2v501" svg:viewBox="0 0 3002 1002">
          <text:p/>
        </draw:connector>
        <draw:custom-shape draw:style-name="gr1" draw:text-style-name="P1" xml:id="id70" draw:id="id70" draw:layer="layout" svg:width="1cm" svg:height="1cm" svg:x="8.814cm" svg:y="15.006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3.313cm" svg:y1="14.005cm" svg:x2="9.314cm" svg:y2="15.006cm" draw:start-shape="id68" draw:start-glue-point="8" draw:end-shape="id70" draw:end-glue-point="4" svg:d="M13313 14005v502l-3999-2v501" svg:viewBox="0 0 4000 1002">
          <text:p/>
        </draw:connector>
        <draw:connector draw:style-name="gr3" draw:text-style-name="P3" draw:layer="layout" draw:type="lines" svg:x1="9.314cm" svg:y1="16.006cm" svg:x2="9.308cm" svg:y2="17cm" draw:start-shape="id70" draw:start-glue-point="8" draw:end-shape="id71" draw:end-glue-point="4" svg:d="M9314 16006v502l-6-9v501" svg:viewBox="0 0 7 995">
          <text:p/>
        </draw:connector>
        <draw:connector draw:style-name="gr3" draw:text-style-name="P3" draw:layer="layout" draw:type="lines" svg:x1="13.313cm" svg:y1="14.005cm" svg:x2="12.308cm" svg:y2="15cm" draw:start-shape="id68" draw:start-glue-point="8" draw:end-shape="id72" draw:end-glue-point="4" svg:d="M13313 14005v502l-1005-8v501" svg:viewBox="0 0 1006 996">
          <text:p/>
        </draw:connector>
        <draw:custom-shape draw:style-name="gr1" draw:text-style-name="P6" xml:id="id73" draw:id="id73" draw:layer="layout" svg:width="1cm" svg:height="1cm" svg:x="14.814cm" svg:y="15.006cm">
          <text:p text:style-name="P6"><text:span text:style-name="T3">N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3.313cm" svg:y1="14.005cm" svg:x2="15.314cm" svg:y2="15.006cm" draw:start-shape="id68" draw:start-glue-point="8" draw:end-shape="id73" draw:end-glue-point="4" svg:d="M13313 14005v502l2001-2v501" svg:viewBox="0 0 2002 1002">
          <text:p/>
        </draw:connector>
        <draw:connector draw:style-name="gr3" draw:text-style-name="P3" draw:layer="layout" draw:type="lines" svg:x1="13.313cm" svg:y1="14.005cm" svg:x2="18.308cm" svg:y2="15cm" draw:start-shape="id68" draw:start-glue-point="8" draw:end-shape="id74" draw:end-glue-point="4" svg:d="M13313 14005v502l4995-8v501" svg:viewBox="0 0 4996 996">
          <text:p/>
        </draw:connector>
        <draw:connector draw:style-name="gr3" draw:text-style-name="P3" draw:layer="layout" draw:type="lines" svg:x1="15.314cm" svg:y1="16.006cm" svg:x2="15.308cm" svg:y2="17cm" draw:start-shape="id73" draw:start-glue-point="8" draw:end-shape="id75" draw:end-glue-point="4" svg:d="M15314 16006v502l-6-9v501" svg:viewBox="0 0 7 995">
          <text:p/>
        </draw:connector>
        <draw:custom-shape draw:style-name="gr2" draw:text-style-name="P2" xml:id="id76" draw:id="id76" draw:layer="layout" svg:width="1cm" svg:height="1cm" svg:x="15.809cm" svg:y="10.901cm">
          <text:p text:style-name="P1">λ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6.313cm" svg:y1="10.005cm" svg:x2="16.309cm" svg:y2="10.901cm" draw:start-shape="id69" draw:start-glue-point="8" draw:end-shape="id76" draw:end-glue-point="4" svg:d="M16313 10005v502l-4-107v501" svg:viewBox="0 0 5 897">
          <text:p/>
        </draw:connector>
        <draw:custom-shape draw:style-name="gr2" draw:text-style-name="P8" xml:id="id77" draw:id="id77" draw:layer="layout" svg:width="1cm" svg:height="1cm" svg:x="19.909cm" svg:y="9.001cm">
          <text:p text:style-name="P7"><text:span text:style-name="T4">dou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20.411cm" svg:y1="8.003cm" svg:x2="20.409cm" svg:y2="9.001cm" draw:start-shape="id57" draw:start-glue-point="8" draw:end-shape="id77" draw:end-glue-point="4" svg:d="M20411 8003v502l-2-5v501" svg:viewBox="0 0 3 999">
          <text:p/>
        </draw:connector>
        <draw:custom-shape draw:style-name="gr1" draw:text-style-name="P1" xml:id="id78" draw:id="id78" draw:layer="layout" svg:width="1cm" svg:height="1cm" svg:x="22.913cm" svg:y="9.005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9" draw:id="id79" draw:layer="layout" svg:width="1cm" svg:height="1cm" svg:x="28.913cm" svg:y="9.005cm">
          <text:p text:style-name="P1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26.412cm" svg:y1="8.004cm" svg:x2="23.413cm" svg:y2="9.005cm" draw:start-shape="id58" draw:start-glue-point="8" draw:end-shape="id78" draw:end-glue-point="4" svg:d="M26412 8004v502l-2999-2v501" svg:viewBox="0 0 3000 1002">
          <text:p/>
        </draw:connector>
        <draw:connector draw:style-name="gr3" draw:text-style-name="P3" draw:layer="layout" draw:type="lines" svg:x1="26.412cm" svg:y1="8.004cm" svg:x2="29.413cm" svg:y2="9.005cm" draw:start-shape="id58" draw:start-glue-point="8" draw:end-shape="id79" draw:end-glue-point="4" svg:d="M26412 8004v502l3001-2v501" svg:viewBox="0 0 3002 1002">
          <text:p/>
        </draw:connector>
        <draw:custom-shape draw:style-name="gr2" draw:text-style-name="P2" xml:id="id81" draw:id="id81" draw:layer="layout" svg:width="1cm" svg:height="1cm" svg:x="18.909cm" svg:y="13.00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4" draw:id="id84" draw:layer="layout" svg:width="1cm" svg:height="1cm" svg:x="21.909cm" svg:y="11.001cm">
          <text:p text:style-name="P1"><text:span text:style-name="T1">[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3" draw:id="id83" draw:layer="layout" svg:width="1cm" svg:height="1cm" svg:x="24.909cm" svg:y="13.00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5" draw:id="id85" draw:layer="layout" svg:width="1cm" svg:height="1cm" svg:x="27.909cm" svg:y="11.001cm">
          <text:p text:style-name="P1"><text:span text:style-name="T1">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0" draw:id="id80" draw:layer="layout" svg:width="1cm" svg:height="1cm" svg:x="18.915cm" svg:y="11.007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19.415cm" svg:y1="12.007cm" svg:x2="19.409cm" svg:y2="13.001cm" draw:start-shape="id80" draw:start-glue-point="8" draw:end-shape="id81" draw:end-glue-point="4" svg:d="M19415 12007v502l-6-9v501" svg:viewBox="0 0 7 995">
          <text:p/>
        </draw:connector>
        <draw:custom-shape draw:style-name="gr1" draw:text-style-name="P6" xml:id="id82" draw:id="id82" draw:layer="layout" svg:width="1cm" svg:height="1cm" svg:x="24.915cm" svg:y="11.007cm">
          <text:p text:style-name="P6"><text:span text:style-name="T3">N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s" svg:x1="25.415cm" svg:y1="12.007cm" svg:x2="25.409cm" svg:y2="13.001cm" draw:start-shape="id82" draw:start-glue-point="8" draw:end-shape="id83" draw:end-glue-point="4" svg:d="M25415 12007v502l-6-9v501" svg:viewBox="0 0 7 995">
          <text:p/>
        </draw:connector>
        <draw:connector draw:style-name="gr3" draw:text-style-name="P3" draw:layer="layout" draw:type="lines" svg:x1="23.413cm" svg:y1="10.005cm" svg:x2="19.415cm" svg:y2="11.007cm" draw:start-shape="id78" draw:start-glue-point="8" draw:end-shape="id80" draw:end-glue-point="4" svg:d="M23413 10005v502l-3998-1v501" svg:viewBox="0 0 3999 1003">
          <text:p/>
        </draw:connector>
        <draw:connector draw:style-name="gr3" draw:text-style-name="P3" draw:layer="layout" draw:type="lines" svg:x1="23.413cm" svg:y1="10.005cm" svg:x2="22.409cm" svg:y2="11.001cm" draw:start-shape="id78" draw:start-glue-point="8" draw:end-shape="id84" draw:end-glue-point="4" svg:d="M23413 10005v502l-1004-7v501" svg:viewBox="0 0 1005 997">
          <text:p/>
        </draw:connector>
        <draw:connector draw:style-name="gr3" draw:text-style-name="P3" draw:layer="layout" draw:type="lines" svg:x1="23.413cm" svg:y1="10.005cm" svg:x2="25.415cm" svg:y2="11.007cm" draw:start-shape="id78" draw:start-glue-point="8" draw:end-shape="id82" draw:end-glue-point="4" svg:d="M23413 10005v502l2002-1v501" svg:viewBox="0 0 2003 1003">
          <text:p/>
        </draw:connector>
        <draw:connector draw:style-name="gr3" draw:text-style-name="P3" draw:layer="layout" draw:type="lines" svg:x1="23.413cm" svg:y1="10.005cm" svg:x2="28.409cm" svg:y2="11.001cm" draw:start-shape="id78" draw:start-glue-point="8" draw:end-shape="id85" draw:end-glue-point="4" svg:d="M23413 10005v502l4996-7v501" svg:viewBox="0 0 4997 997">
          <text:p/>
        </draw:connector>
        <draw:frame draw:style-name="gr6" draw:text-style-name="P4" draw:layer="layout" svg:width="1.937cm" svg:height="1.673cm" svg:x="7.552cm" svg:y="6.603cm">
          <draw:text-box>
            <text:p text:style-name="P5"><text:s/>{4}</text:p>
            <text:p><text:span text:style-name="T2">.I = 4</text:span></text:p>
          </draw:text-box>
        </draw:frame>
        <draw:frame draw:style-name="gr9" draw:text-style-name="P4" draw:layer="layout" svg:width="1.455cm" svg:height="1.673cm" svg:x="4.553cm" svg:y="4.604cm">
          <draw:text-box>
            <text:p text:style-name="P5"><text:s/>{1}</text:p>
            <text:p><text:span text:style-name="T2"/></text:p>
          </draw:text-box>
        </draw:frame>
        <draw:frame draw:style-name="gr10" draw:text-style-name="P4" draw:layer="layout" svg:width="2.326cm" svg:height="1.673cm" svg:x="7.553cm" svg:y="8.604cm">
          <draw:text-box>
            <text:p text:style-name="P5"><text:s/></text:p>
            <text:p><text:span text:style-name="T2">.</text:span><text:span text:style-name="T5">text</text:span><text:span text:style-name="T6"> = a</text:span></text:p>
          </draw:text-box>
        </draw:frame>
        <draw:frame draw:style-name="gr10" draw:text-style-name="P4" draw:layer="layout" svg:width="2.326cm" svg:height="1.673cm" svg:x="9.553cm" svg:y="14.605cm">
          <draw:text-box>
            <text:p text:style-name="P5"><text:s/></text:p>
            <text:p><text:span text:style-name="T2">.</text:span><text:span text:style-name="T5">text</text:span><text:span text:style-name="T6"> = b</text:span></text:p>
          </draw:text-box>
        </draw:frame>
        <draw:frame draw:style-name="gr10" draw:text-style-name="P4" draw:layer="layout" svg:width="2.326cm" svg:height="1.673cm" svg:x="7.553cm" svg:y="8.605cm">
          <draw:text-box>
            <text:p text:style-name="P5"><text:s/></text:p>
            <text:p><text:span text:style-name="T2">.</text:span><text:span text:style-name="T5">text</text:span><text:span text:style-name="T6"> = a</text:span></text:p>
          </draw:text-box>
        </draw:frame>
        <draw:frame draw:style-name="gr11" draw:text-style-name="P4" draw:layer="layout" svg:width="2.331cm" svg:height="1.673cm" svg:x="15.553cm" svg:y="14.605cm">
          <draw:text-box>
            <text:p text:style-name="P5"><text:s/></text:p>
            <text:p><text:span text:style-name="T2">.</text:span><text:span text:style-name="T7">val</text:span><text:span text:style-name="T6"> = 5</text:span></text:p>
          </draw:text-box>
        </draw:frame>
        <draw:frame draw:style-name="gr12" draw:text-style-name="P4" draw:layer="layout" svg:width="2.288cm" svg:height="1.673cm" svg:x="13.553cm" svg:y="12.604cm">
          <draw:text-box>
            <text:p text:style-name="P5"><text:s/>{5}</text:p>
            <text:p><text:span text:style-name="T2">.I = 20</text:span></text:p>
          </draw:text-box>
        </draw:frame>
        <draw:frame draw:style-name="gr9" draw:text-style-name="P4" draw:layer="layout" svg:width="1.455cm" svg:height="1.673cm" svg:x="10.554cm" svg:y="4.607cm">
          <draw:text-box>
            <text:p text:style-name="P5"><text:s/>{3}</text:p>
            <text:p><text:span text:style-name="T2"/></text:p>
          </draw:text-box>
        </draw:frame>
        <draw:frame draw:style-name="gr12" draw:text-style-name="P4" draw:layer="layout" svg:width="2.288cm" svg:height="1.673cm" svg:x="13.553cm" svg:y="6.605cm">
          <draw:text-box>
            <text:p text:style-name="P5"><text:s/>{6}</text:p>
            <text:p><text:span text:style-name="T2">.I = 4</text:span></text:p>
          </draw:text-box>
        </draw:frame>
        <draw:frame draw:style-name="gr12" draw:text-style-name="P4" draw:layer="layout" svg:width="2.288cm" svg:height="1.673cm" svg:x="16.553cm" svg:y="8.505cm">
          <draw:text-box>
            <text:p text:style-name="P5"><text:s/>{7}</text:p>
            <text:p><text:span text:style-name="T2">.I = 24</text:span></text:p>
          </draw:text-box>
        </draw:frame>
        <draw:frame draw:style-name="gr12" draw:text-style-name="P4" draw:layer="layout" svg:width="2.288cm" svg:height="1.673cm" svg:x="20.553cm" svg:y="6.606cm">
          <draw:text-box>
            <text:p text:style-name="P5"><text:s/>{2}</text:p>
            <text:p><text:span text:style-name="T2"/></text:p>
          </draw:text-box>
        </draw:frame>
        <draw:frame draw:style-name="gr10" draw:text-style-name="P4" draw:layer="layout" svg:width="2.326cm" svg:height="1.673cm" svg:x="19.553cm" svg:y="10.606cm">
          <draw:text-box>
            <text:p text:style-name="P5"><text:s/></text:p>
            <text:p><text:span text:style-name="T2">.</text:span><text:span text:style-name="T5">text</text:span><text:span text:style-name="T6"> = x</text:span></text:p>
          </draw:text-box>
        </draw:frame>
        <draw:frame draw:style-name="gr11" draw:text-style-name="P4" draw:layer="layout" svg:width="2.331cm" svg:height="1.673cm" svg:x="25.654cm" svg:y="10.506cm">
          <draw:text-box>
            <text:p text:style-name="P5"><text:s/></text:p>
            <text:p><text:span text:style-name="T2">.</text:span><text:span text:style-name="T7">val</text:span><text:span text:style-name="T6"> = 4</text:span></text:p>
          </draw:text-box>
        </draw:frame>
        <draw:frame draw:style-name="gr12" draw:text-style-name="P4" draw:layer="layout" svg:width="2.288cm" svg:height="1.673cm" svg:x="23.553cm" svg:y="8.505cm">
          <draw:text-box>
            <text:p text:style-name="P5"><text:s/>{5}</text:p>
            <text:p><text:span text:style-name="T2">.I = 32</text:span></text:p>
          </draw:text-box>
        </draw:frame>
        <draw:frame draw:style-name="gr12" draw:text-style-name="P4" draw:layer="layout" svg:width="2.288cm" svg:height="1.673cm" svg:x="26.553cm" svg:y="6.606cm">
          <draw:text-box>
            <text:p text:style-name="P5"><text:s/>{3}</text:p>
            <text:p><text:span text:style-name="T2"/></text:p>
          </draw:text-box>
        </draw:frame>
        <draw:frame draw:style-name="gr12" draw:text-style-name="P4" draw:layer="layout" svg:width="2.288cm" svg:height="1.673cm" svg:x="29.553cm" svg:y="8.506cm">
          <draw:text-box>
            <text:p text:style-name="P5"><text:s/>{7}</text:p>
            <text:p><text:span text:style-name="T2">.I = 3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808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08:49:41.265557891</meta:creation-date>
    <dc:date>2021-03-16T21:17:21.834398112</dc:date>
    <meta:editing-duration>PT28M22S</meta:editing-duration>
    <meta:editing-cycles>6</meta:editing-cycles>
    <meta:generator>LibreOffice/6.4.6.2$Linux_X86_64 LibreOffice_project/40$Build-2</meta:generator>
    <meta:document-statistic meta:object-count="207"/>
  </office:meta>
</office:document-meta>
</file>